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JetBrainsMonoNL Nerd Font Mono" svg:font-family="'JetBrainsMonoNL Nerd Font Mono', ??, 'Bodoni 72 Smallcaps', 'Bodoni 72 Oldstyle', ??, ??, ui-sans-serif, apple-system, BlinkMacSystemFont, 'Segoe UI', Roboto, Inter, 'Apple Color Emoji', 'Segoe UI Emoji', 'Segoe UI Symbol', 'Microsoft YaHei Light', sans-serif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-0.191cm" fo:margin-top="0cm" fo:margin-bottom="0cm" table:align="left" style:writing-mode="lr-tb"/>
    </style:style>
    <style:style style:name="Таблица1.A" style:family="table-column">
      <style:table-column-properties style:column-width="5.491cm"/>
    </style:style>
    <style:style style:name="Таблица1.B" style:family="table-column">
      <style:table-column-properties style:column-width="7.751cm"/>
    </style:style>
    <style:style style:name="Таблица1.C" style:family="table-column">
      <style:table-column-properties style:column-width="3.2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3.457cm" fo:keep-together="auto"/>
    </style:style>
    <style:style style:name="Таблица1.4" style:family="table-row">
      <style:table-row-properties style:min-row-height="4.03cm" fo:keep-together="auto"/>
    </style:style>
    <style:style style:name="Таблица1.5" style:family="table-row">
      <style:table-row-properties style:min-row-height="2.379cm" fo:keep-together="auto"/>
    </style:style>
    <style:style style:name="Таблица1.6" style:family="table-row">
      <style:table-row-properties style:min-row-height="5.041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1" fo:font-size="10pt" fo:language="en" fo:country="US" style:letter-kerning="false" style:font-name-asian="Calibri1" style:font-size-asian="10pt" style:language-asian="en" style:country-asian="US" style:font-name-complex="Times New Roman2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0pt" fo:language="en" fo:country="US" style:letter-kerning="false" style:font-name-asian="Calibri1" style:font-size-asian="10pt" style:language-asian="en" style:country-asian="US" style:font-name-complex="Times New Roman2" style:font-size-complex="10pt" style:language-complex="ar" style:country-complex="SA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4pt" fo:language="en" fo:country="US" officeooo:paragraph-rsid="0002d68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4pt" fo:language="en" fo:country="US" officeooo:paragraph-rsid="0004896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1" fo:font-size="10pt" fo:language="en" fo:country="US" style:letter-kerning="false" style:font-name-asian="Calibri1" style:font-size-asian="10pt" style:language-asian="en" style:country-asian="US" style:font-name-complex="Times New Roman2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0pt" fo:language="en" fo:country="US" style:letter-kerning="false" style:font-name-asian="Calibri1" style:font-size-asian="10pt" style:language-asian="en" style:country-asian="US" style:font-name-complex="Times New Roman2" style:font-size-complex="10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0pt" fo:language="en" fo:country="US" officeooo:paragraph-rsid="00044d88" style:letter-kerning="false" style:font-name-asian="Calibri1" style:font-size-asian="10pt" style:language-asian="en" style:country-asian="US" style:font-name-complex="Times New Roman2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0pt" fo:language="en" fo:country="US" officeooo:paragraph-rsid="0004896d" style:letter-kerning="false" style:font-name-asian="Calibri1" style:font-size-asian="10pt" style:language-asian="en" style:country-asian="US" style:font-name-complex="Times New Roman2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0pt" fo:language="en" fo:country="US" officeooo:paragraph-rsid="0004d19f" style:letter-kerning="false" style:font-name-asian="Calibri1" style:font-size-asian="10pt" style:language-asian="en" style:country-asian="US" style:font-name-complex="Times New Roman2" style:font-size-complex="10pt" style:language-complex="ar" style:country-complex="SA"/>
    </style:style>
    <style:style style:name="P17" style:family="paragraph" style:parent-style-name="Standard">
      <style:text-properties style:font-name="Times New Roman1" fo:font-size="9pt" fo:language="en" fo:country="US" style:font-size-asian="9pt" style:font-name-complex="Times New Roman2" style:font-size-complex="9pt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text-align="end" style:justify-single-word="false"/>
      <style:text-properties officeooo:rsid="0004896d" officeooo:paragraph-rsid="0004896d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P23" style:family="paragraph" style:parent-style-name="Text_20_body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24" style:family="paragraph" style:parent-style-name="Text_20_body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4pt" fo:language="en" fo:country="US" officeooo:paragraph-rsid="0004896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" style:family="text"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T2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3" style:family="text">
      <style:text-properties style:font-name="Times New Roman1" fo:font-size="12pt" fo:language="en" fo:country="US" fo:font-style="italic" style:font-size-asian="12pt" style:font-style-asian="italic" style:font-name-complex="Times New Roman2" style:font-size-complex="12pt"/>
    </style:style>
    <style:style style:name="T4" style:family="text">
      <style:text-properties style:font-name="Times New Roman1" fo:font-size="12pt" fo:language="en" fo:country="US" fo:font-style="italic" fo:font-weight="bold" style:font-size-asian="12pt" style:font-style-asian="italic" style:font-weight-asian="bold" style:font-name-complex="Times New Roman2" style:font-size-complex="12pt"/>
    </style:style>
    <style:style style:name="T5" style:family="text">
      <style:text-properties style:font-name="Times New Roman1" fo:font-size="10pt" fo:language="en" fo:country="US" fo:font-weight="bold" style:font-size-asian="10pt" style:font-weight-asian="bold" style:font-name-complex="Times New Roman2" style:font-size-complex="10pt"/>
    </style:style>
    <style:style style:name="T6" style:family="text">
      <style:text-properties style:font-name="Times New Roman1" fo:font-size="10pt" fo:language="en" fo:country="US" style:font-size-asian="10pt" style:font-name-complex="Times New Roman2" style:font-size-complex="10pt"/>
    </style:style>
    <style:style style:name="T7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8" style:family="text">
      <style:text-properties style:font-name="Times New Roman1" fo:font-size="9pt" fo:language="en" fo:country="US" style:font-size-asian="9pt" style:font-name-complex="Times New Roman2" style:font-size-complex="9pt"/>
    </style:style>
    <style:style style:name="T9" style:family="text">
      <style:text-properties fo:color="#ff0000" loext:opacity="100%" style:font-name="Times New Roman1" fo:font-size="12pt" fo:font-weight="bold" style:font-size-asian="12pt" style:font-weight-asian="bold" style:font-name-complex="Times New Roman2" style:font-size-complex="12pt"/>
    </style:style>
    <style:style style:name="T10" style:family="text">
      <style:text-properties fo:color="#ff0000" loext:opacity="100%" style:font-name="Times New Roman1" fo:font-size="12pt" fo:language="en" fo:country="US" fo:font-weight="bold" style:font-size-asian="12pt" style:font-weight-asian="bold" style:font-name-complex="Times New Roman2" style:font-size-complex="12pt"/>
    </style:style>
    <style:style style:name="T11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000000" loext:opacity="100%" style:font-name="Times New Roman" fo:font-size="10pt" fo:letter-spacing="normal" fo:font-style="normal" fo:font-weight="normal" fo:background-color="#7cfc00" loext:char-shading-value="0" style:font-size-asian="10pt" style:font-size-complex="10pt"/>
    </style:style>
    <style:style style:name="T13" style:family="text">
      <style:text-properties fo:font-variant="normal" fo:text-transform="none" fo:color="#000000" loext:opacity="100%" style:font-name="Times New Roman" fo:font-size="10pt" fo:letter-spacing="normal" fo:font-style="normal" fo:font-weight="normal" fo:background-color="#ffff00" loext:char-shading-value="0" style:font-size-asian="10pt" style:font-size-complex="10pt"/>
    </style:style>
    <style:style style:name="T14" style:family="text">
      <style:text-properties fo:font-variant="normal" fo:text-transform="none" fo:color="#000000" loext:opacity="100%" style:font-name="Times New Roman" fo:font-size="10pt" fo:letter-spacing="normal" fo:font-style="normal" fo:font-weight="normal" fo:background-color="#7fffd4" loext:char-shading-value="0" style:font-size-asian="10pt" style:font-size-complex="10pt"/>
    </style:style>
    <style:style style:name="T15" style:family="text">
      <style:text-properties fo:background-color="#7cfc00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fo:background-color="#7fffd4" loext:char-shading-value="0"/>
    </style:style>
    <style:style style:name="T18" style:family="text">
      <style:text-properties officeooo:rsid="0004896d"/>
    </style:style>
    <style:style style:name="T19" style:family="text">
      <style:text-properties officeooo:rsid="0004d1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Осень 2024-2025</text:span></text:p>
      <text:p text:style-name="P21" loext:marker-style-name="T1"><text:span text:style-name="T1">Кладковой Максим 5130904/30002</text:span></text:p>
      <text:p text:style-name="P7" loext:marker-style-name="T10"><text:span text:style-name="T9">Базовы</text:span><text:bookmark text:name="_GoBack"/><text:span text:style-name="T9">й</text:span><text:span text:style-name="T10"> </text:span><text:span text:style-name="T9">уровень</text:span></text:p>
      <text:p text:style-name="P8" loext:marker-style-name="T2"><text:span text:style-name="T2">Monologue on </text:span><text:span text:style-name="T3">ENGINEERING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 loext:marker-style-name="T3"><text:span text:style-name="T4">You are going to give a talk about ENGINEERING.</text:span><text:span text:style-name="T4"/></text:p>
          </table:table-cell>
          <table:table-cell table:style-name="Таблица1.A1" office:value-type="string">
            <text:p text:style-name="P2" loext:marker-style-name="T2"><text:span text:style-name="T2">The text of the monologue</text:span><text:span text:style-name="T2"/></text:p>
          </table:table-cell>
          <table:table-cell table:style-name="Таблица1.A1" office:value-type="string">
            <text:p text:style-name="P2" loext:marker-style-name="T2"><text:span text:style-name="T2">Vocabulary,</text:span><text:span text:style-name="T2"/></text:p>
            <text:p text:style-name="P2" loext:marker-style-name="T2"><text:span text:style-name="T2">Grammar Structures,</text:span><text:span text:style-name="T2"/></text:p>
            <text:p text:style-name="P2" loext:marker-style-name="T2"><text:span text:style-name="T2">Linking Words and Phrases</text:span><text:span text:style-name="T2"/></text:p>
          </table:table-cell>
        </table:table-row>
        <table:table-row table:style-name="Таблица1.2">
          <table:table-cell table:style-name="Таблица1.A1" office:value-type="string">
            <text:p text:style-name="P1" loext:marker-style-name="T5"><text:span text:style-name="T5">Step 1. Introduction</text:span><text:span text:style-name="T5"/></text:p>
            <text:p text:style-name="P3" loext:marker-style-name="T6"><text:span text:style-name="T6">1. Start with a hook sentence that will attract the listener’s attention (a quote, a proverb, etc.).</text:span><text:span text:style-name="T6"/></text:p>
            <text:p text:style-name="P3" loext:marker-style-name="T6"><text:span text:style-name="T6">2. Lead your speech steadily to the main part of your talk.</text:span><text:span text:style-name="T6"/></text:p>
            <text:p text:style-name="P3" loext:marker-style-name="T6"><text:span text:style-name="T6">3. The introduction may consist of 3-6 sentences.</text:span><text:span text:style-name="T6"/></text:p>
          </table:table-cell>
          <table:table-cell table:style-name="Таблица1.A1" office:value-type="string">
            <text:p text:style-name="P10"><text:span text:style-name="Strong_20_Emphasis"><text:span text:style-name="T11">"Engineering </text:span></text:span><text:span text:style-name="T11">is not only solving problems, but </text:span><text:span text:style-name="Strong_20_Emphasis"><text:span text:style-name="T11">creating </text:span></text:span><text:span text:style-name="T11">solutions that shape the future" . </text:span><text:span text:style-name="Strong_20_Emphasis"><text:span text:style-name="T12">As a matter of fact</text:span></text:span><text:span text:style-name="T11">, engineers are responsible for many of the most essential inventions and improvements in our daily lives. </text:span><text:span text:style-name="Strong_20_Emphasis"><text:span text:style-name="T12">In other words</text:span></text:span><text:span text:style-name="T11">, they have contributed to making our world more efficient, safe, and sustainable. </text:span><text:span text:style-name="Strong_20_Emphasis"><text:span text:style-name="T12">First of all</text:span></text:span><text:span text:style-name="Strong_20_Emphasis"><text:span text:style-name="T11"> </text:span></text:span><text:span text:style-name="T11">, without their innovations, many modern conveniences would not exist. </text:span><text:span text:style-name="Strong_20_Emphasis"><text:span text:style-name="T12">For instance</text:span></text:span><text:span text:style-name="Strong_20_Emphasis"><text:span text:style-name="T11"> </text:span></text:span><text:span text:style-name="T11">, transportation, communication, and even medicine have been revolutionized thanks to engineering efforts. Thus, engineers are key players in our society, constantly pushing the limits of what is possible.</text:span></text:p>
          </table:table-cell>
          <table:table-cell table:style-name="Таблица1.A1" office:value-type="string">
            <text:p text:style-name="P11"><text:span text:style-name="Strong_20_Emphasis"><text:span text:style-name="T12">As a matter of fact In other words</text:span></text:span></text:p>
            <text:p text:style-name="P11"><text:span text:style-name="Strong_20_Emphasis"><text:span text:style-name="T12">First of all</text:span></text:span></text:p>
            <text:p text:style-name="P11"><text:span text:style-name="Strong_20_Emphasis"><text:span text:style-name="T12">For instance</text:span></text:span></text:p>
            <text:p text:style-name="P24"><text:span text:style-name="Strong_20_Emphasis"><text:span text:style-name="T13"/></text:span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5"><text:span text:style-name="T5">Step 2. From Engines to Engineers</text:span><text:span text:style-name="T5"/></text:p>
            <text:p text:style-name="P3" loext:marker-style-name="T6"><text:span text:style-name="T6">2.1. Speak about engineers’ contribution to society focusing on types of engineering and what each type is concerned with.</text:span><text:span text:style-name="T6"/></text:p>
            <text:p text:style-name="P3" loext:marker-style-name="T6"><text:span text:style-name="T6">2.2. Speak about one of the greatest engineering achievements. How has it improved people’s lives?</text:span><text:span text:style-name="T6"/></text:p>
          </table:table-cell>
          <table:table-cell table:style-name="Таблица1.A1" office:value-type="string">
            <text:p text:style-name="P23"><text:span text:style-name="Strong_20_Emphasis"><text:span text:style-name="T11">Step 2.1.</text:span></text:span><text:span text:style-name="T11"><text:line-break/>Engineers work in various fields to </text:span><text:span text:style-name="Strong_20_Emphasis"><text:span text:style-name="T13">solve problems</text:span></text:span><text:span text:style-name="T11"> and </text:span><text:span text:style-name="Strong_20_Emphasis"><text:span text:style-name="T13">develop new medicines</text:span></text:span><text:span text:style-name="T11"> . </text:span><text:span text:style-name="Strong_20_Emphasis"><text:span text:style-name="T12">Moreover</text:span></text:span><text:span text:style-name="T11"> , they </text:span><text:span text:style-name="Strong_20_Emphasis"><text:span text:style-name="T13">create advanced technologies</text:span></text:span><text:span text:style-name="T11"> that help prevent accidents and ensure safety in daily activities. </text:span><text:span text:style-name="Strong_20_Emphasis"><text:span text:style-name="T12">In particular</text:span></text:span><text:span text:style-name="T11"> , they are constantly finding ways to </text:span><text:span text:style-name="Strong_20_Emphasis"><text:span text:style-name="T13">control pollution</text:span></text:span><text:span text:style-name="T11"> and reduce the negative impact of human activities on the environment. For example, chemical engineers are often employed to develop eco-friendly processes, while mechanical engineers </text:span><text:span text:style-name="Strong_20_Emphasis"><text:span text:style-name="T13">design new products</text:span></text:span><text:span text:style-name="T11"> that improve efficiency in industries. </text:span><text:span text:style-name="Strong_20_Emphasis"><text:span text:style-name="T12">As a result</text:span></text:span><text:span text:style-name="T11"> , these contributions have made a significant difference in both personal and professional spheres.</text:span></text:p>
            <text:p text:style-name="P22"/>
            <text:p text:style-name="P23"><text:span text:style-name="Strong_20_Emphasis"><text:span text:style-name="T11">Step 2.2.</text:span></text:span><text:span text:style-name="T11"><text:line-break/>One of the most outstanding engineering feats of our time is the creation of the internet. </text:span><text:span text:style-name="Strong_20_Emphasis"><text:span text:style-name="T14">If it had not been invented</text:span></text:span><text:span text:style-name="T11"> , our communication and access to information would be limited. Thanks to the internet, we can instantly connect with people across the globe, and businesses have been transformed. </text:span><text:span text:style-name="Strong_20_Emphasis"><text:span text:style-name="T14">Had engineers not developed</text:span></text:span><text:span text:style-name="T11"> this technology, many industries, such as e-commerce and telemedicine, might not exist today. </text:span><text:span text:style-name="Strong_20_Emphasis"><text:span text:style-name="T12">Consequently</text:span></text:span><text:span text:style-name="T11"> , engineers </text:span><text:span text:style-name="Strong_20_Emphasis"><text:span text:style-name="T13">have found a solution to many problems</text:span></text:span><text:span text:style-name="T11"> related to information sharing, education, and even entertainment.</text:span></text:p>
          </table:table-cell>
          <table:table-cell table:style-name="Таблица1.A1" office:value-type="string">
            <text:p text:style-name="P24"><text:span text:style-name="Strong_20_Emphasis"><text:span text:style-name="T13">solve problems</text:span></text:span></text:p>
            <text:p text:style-name="P24"><text:span text:style-name="Strong_20_Emphasis"><text:span text:style-name="T13">develop new medicines</text:span></text:span></text:p>
            <text:p text:style-name="P24"><text:span text:style-name="Strong_20_Emphasis"><text:span text:style-name="T12">Moreover</text:span></text:span></text:p>
            <text:p text:style-name="P24"><text:span text:style-name="Strong_20_Emphasis"><text:span text:style-name="T13">create advanced technologies</text:span></text:span></text:p>
            <text:p text:style-name="P24"><text:span text:style-name="Strong_20_Emphasis"><text:span text:style-name="T12">In particular</text:span></text:span></text:p>
            <text:p text:style-name="P24"><text:span text:style-name="Strong_20_Emphasis"><text:span text:style-name="T13">control pollution</text:span></text:span></text:p>
            <text:p text:style-name="P24"><text:span text:style-name="Strong_20_Emphasis"><text:span text:style-name="T13">design new products</text:span></text:span></text:p>
            <text:p text:style-name="P24"><text:span text:style-name="Strong_20_Emphasis"><text:span text:style-name="T12">As a result</text:span></text:span></text:p>
            <text:p text:style-name="P24"><text:span text:style-name="Strong_20_Emphasis"><text:span text:style-name="T14">If it had not been invented</text:span></text:span></text:p>
            <text:p text:style-name="P24"><text:span text:style-name="Strong_20_Emphasis"><text:span text:style-name="T14">Had engineers not developed</text:span></text:span></text:p>
            <text:p text:style-name="P24"><text:span text:style-name="Strong_20_Emphasis"><text:span text:style-name="T12">Consequently</text:span></text:span></text:p>
            <text:p text:style-name="P24"><text:span text:style-name="Strong_20_Emphasis"><text:span text:style-name="T13">have found a solution to many problems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1" loext:marker-style-name="T5"><text:span text:style-name="T5">Step 3. Superstructures</text:span><text:span text:style-name="T5"/></text:p>
            <text:p text:style-name="P3" loext:marker-style-name="T6"><text:span text:style-name="T6">3.1. Speak about the largest man-made structure you’ve heard of or been to. Specify its size and function.</text:span><text:span text:style-name="T6"/></text:p>
            <text:p text:style-name="P3" loext:marker-style-name="T6"><text:span text:style-name="T6">3.2. Would you agree/disagree that spending money on building superstructures can be justified?</text:span></text:p>
            <text:p text:style-name="P5" loext:marker-style-name="T6"/>
            <text:p text:style-name="P5" loext:marker-style-name="T6"/>
            <text:p text:style-name="P5" loext:marker-style-name="T6"><text:soft-page-break/></text:p>
          </table:table-cell>
          <table:table-cell table:style-name="Таблица1.A1" office:value-type="string">
            <text:p text:style-name="P6">Step 3.1. </text:p>
            <text:p text:style-name="P6">The Brazilian government is planning to build the Belo Monte Damon the Xingu river in the Amazon. This hydro-electric dam <text:span text:style-name="T17">will be</text:span> the third largest in the world after the Three Gorges Dam in China and the Itaipu Dam in South America. The Belo Monte dam <text:span text:style-name="T16">will be 90 metres high and 3,545 metres long</text:span>, covering about 500 square kilometers. It is estimated that the dam will produce 11,000 megawatts of electricity. <text:span text:style-name="T15">As a consequence</text:span>, Brazil <text:soft-page-break/><text:span text:style-name="T17">will depend less on fossil fuels</text:span>, such as oil. <text:span text:style-name="T15">However</text:span>, the project has also been criticized for its environmental impact, especially since it will displace over 16,000 people and affect indigenous tribes.</text:p>
            <text:p text:style-name="P6"/>
            <text:p text:style-name="P6">Step 3.2. </text:p>
            <text:p text:style-name="P6"><text:span text:style-name="T15">On the one hand</text:span>, spending money on superstructures <text:span text:style-name="T17">could be justified</text:span>, especially if these projects <text:span text:style-name="T16">provide a wide range of jobs</text:span> and <text:span text:style-name="T16">stimulate the country’s economic growth</text:span>. For example, the Belo Monte Dam is expected to dojust that. <text:span text:style-name="T15">On the other hand</text:span>, the environmental costs <text:span text:style-name="T17">cannot be ignored</text:span>. Therefore, <text:span text:style-name="T15">whether or not</text:span> these projects <text:span text:style-name="T17">are feasible depends</text:span> on how well they balance economic benefits and ecological sustainability.</text:p>
          </table:table-cell>
          <table:table-cell table:style-name="Таблица1.A1" office:value-type="string">
            <text:p text:style-name="P15"><text:span text:style-name="T17">will be</text:span></text:p>
            <text:p text:style-name="P15"><text:span text:style-name="T16">will be 90 metres high and 3,545 metres long</text:span></text:p>
            <text:p text:style-name="P15"><text:span text:style-name="T15">As a consequence</text:span></text:p>
            <text:p text:style-name="P15"><text:span text:style-name="T17">will depend less on fossil fuels</text:span></text:p>
            <text:p text:style-name="P15"><text:span text:style-name="T15">However</text:span></text:p>
            <text:p text:style-name="P15"><text:span text:style-name="T15">On the one hand</text:span></text:p>
            <text:p text:style-name="P15"><text:span text:style-name="T17">could be justified</text:span></text:p>
            <text:p text:style-name="P15"><text:soft-page-break/><text:span text:style-name="T16">provide a wide range of jobs</text:span></text:p>
            <text:p text:style-name="P15"><text:span text:style-name="T16">stimulate the country’s economic growth</text:span></text:p>
            <text:p text:style-name="P15"><text:span text:style-name="T15">On the other hand</text:span></text:p>
            <text:p text:style-name="P15"><text:span text:style-name="T17">cannot be ignored</text:span></text:p>
            <text:p text:style-name="P15"><text:span text:style-name="T15">whether or not</text:span></text:p>
            <text:p text:style-name="P15"><text:span text:style-name="T17">are feasible depends</text:span></text:p>
          </table:table-cell>
        </table:table-row>
        <table:table-row table:style-name="Таблица1.5">
          <table:table-cell table:style-name="Таблица1.A1" office:value-type="string">
            <text:p text:style-name="P1" loext:marker-style-name="T5"><text:span text:style-name="T5">Step 4. CREATIVE THINKING</text:span><text:span text:style-name="T5"/></text:p>
            <text:p text:style-name="P3" loext:marker-style-name="T6"><text:span text:style-name="T6">Introduce your own extra idea(s) on the topic that hasn’t/haven’t been mentioned before. Justify your choice.</text:span><text:span text:style-name="T6"/></text:p>
            <text:p text:style-name="P4" loext:marker-style-name="T7"/>
          </table:table-cell>
          <table:table-cell table:style-name="Таблица1.A1" office:value-type="string">
            <text:p text:style-name="P6"><text:span text:style-name="T15">In addition</text:span> , another aspect worth considering is the potential of smaller-scale, decentralized solutions. For example, instead of building massive dams, smaller <text:span text:style-name="T16">state-of-the-art techniques</text:span> for renewable energy, such as wind or solar farms, <text:span text:style-name="T17">could be implemented</text:span> in different parts of the country. This <text:span text:style-name="T15">would not only</text:span> reduce environmental impact <text:span text:style-name="T15">but also</text:span> ensure more efficient energy distribution. Such innovations <text:span text:style-name="T17">are likely to prevent</text:span> the displacement of communities while still contributing to the nation’s energy needs.</text:p>
          </table:table-cell>
          <table:table-cell table:style-name="Таблица1.A1" office:value-type="string">
            <text:p text:style-name="P15"><text:span text:style-name="T15">In addition</text:span></text:p>
            <text:p text:style-name="P15"><text:span text:style-name="T16">state-of-the-art techniques</text:span></text:p>
            <text:p text:style-name="P15"><text:span text:style-name="T17">could be implemented</text:span></text:p>
            <text:p text:style-name="P15"><text:span text:style-name="T15">would not only</text:span></text:p>
            <text:p text:style-name="P15"><text:span text:style-name="T15">but also</text:span></text:p>
            <text:p text:style-name="P15"><text:span text:style-name="T17">are likely to prevent</text:span></text:p>
          </table:table-cell>
        </table:table-row>
        <table:table-row table:style-name="Таблица1.6">
          <table:table-cell table:style-name="Таблица1.A1" office:value-type="string">
            <text:p text:style-name="P1" loext:marker-style-name="T5"><text:span text:style-name="T5">Step 5. Conclusion</text:span><text:span text:style-name="T5"/></text:p>
            <text:p text:style-name="P1" loext:marker-style-name="T5"><text:span text:style-name="T6">Summarise the ideas of steps 2,3,4,5.</text:span></text:p>
            <text:p text:style-name="P6" loext:marker-style-name="T6"/>
          </table:table-cell>
          <table:table-cell table:style-name="Таблица1.A1" office:value-type="string">
            <text:p text:style-name="P14"><text:span text:style-name="T15">To sum up</text:span> , engineering <text:span text:style-name="T17">has played a pivotal role</text:span> in advancing society, from <text:span text:style-name="T16">developing new medicines</text:span> to <text:span text:style-name="T16">creating advanced technologies</text:span> that <text:span text:style-name="T16">solve major problems</text:span>. <text:span text:style-name="T15">Although</text:span> projects like the Belo Monte Dam have sparked debate, <text:span text:style-name="T16">their contribution to the economy</text:span> and energy needs <text:span text:style-name="T17">cannot be denied</text:span> . <text:span text:style-name="T15">On the whole</text:span> , engineers are key to shaping a sustainable and efficient future, and the creative use of modern technologies <text:span text:style-name="T17">will be essential</text:span> in achieving this goal.</text:p>
          </table:table-cell>
          <table:table-cell table:style-name="Таблица1.A1" office:value-type="string">
            <text:p text:style-name="P15"><text:span text:style-name="T15">To sum up</text:span></text:p>
            <text:p text:style-name="P15"><text:span text:style-name="T17">has played a pivotal role</text:span></text:p>
            <text:p text:style-name="P15"><text:span text:style-name="T16">developing new medicines</text:span></text:p>
            <text:p text:style-name="P15"><text:span text:style-name="T16">creating advanced technologies</text:span></text:p>
            <text:p text:style-name="P15"><text:span text:style-name="T16">solve major problems</text:span></text:p>
            <text:p text:style-name="P15"><text:span text:style-name="T15">Although</text:span></text:p>
            <text:p text:style-name="P15"><text:span text:style-name="T16">their contribution to the economy</text:span></text:p>
            <text:p text:style-name="P15"><text:span text:style-name="T17">cannot be denied</text:span></text:p>
            <text:p text:style-name="P15"><text:span text:style-name="T15">On the whole</text:span></text:p>
            <text:p text:style-name="P16"><text:span text:style-name="T17">will be essential</text:span></text:p>
          </table:table-cell>
        </table:table-row>
      </table:table>
      <text:p text:style-name="P17" loext:marker-style-name="T8">Active Vocabulary: <text:span text:style-name="T19">15</text:span>, Grammar Structures: <text:span text:style-name="T18">6</text:span>, Linkers: <text:span text:style-name="T18">18</text:span>. Total: <text:span text:style-name="T18">570</text:span> word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JetBrainsMonoNL Nerd Font Mono" svg:font-family="'JetBrainsMonoNL Nerd Font Mono', ??, 'Bodoni 72 Smallcaps', 'Bodoni 72 Oldstyle', ??, ??, ui-sans-serif, apple-system, BlinkMacSystemFont, 'Segoe UI', Roboto, Inter, 'Apple Color Emoji', 'Segoe UI Emoji', 'Segoe UI Symbol', 'Microsoft YaHei Light', sans-serif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01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editing-cycles>9</meta:editing-cycles>
    <meta:print-date>2019-02-05T16:20:00</meta:print-date>
    <meta:creation-date>2021-09-23T20:34:00</meta:creation-date>
    <dc:date>2024-10-06T01:51:18.774344369</dc:date>
    <meta:editing-duration>PT40M10S</meta:editing-duration>
    <meta:generator>LibreOffice/24.2.6.2$Linux_X86_64 LibreOffice_project/420$Build-2</meta:generator>
    <meta:document-statistic meta:table-count="1" meta:image-count="0" meta:object-count="0" meta:page-count="2" meta:paragraph-count="77" meta:word-count="936" meta:character-count="5921" meta:non-whitespace-character-count="5060"/>
    <meta:user-defined meta:name="AppVersion">15.0000</meta:user-defined>
    <meta:user-defined meta:name="Company">Hewlett-Packard</meta:user-defined>
    <meta:template xlink:type="simple" xlink:actuate="onRequest" xlink:title="Normal" xlink:href=""/>
  </office:meta>
</office:document-meta>
</file>